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601626" officeooo:paragraph-rsid="00601626"/>
    </style:style>
    <style:style style:name="P5" style:family="paragraph" style:parent-style-name="Standard">
      <style:paragraph-properties fo:text-align="justify" style:justify-single-word="false"/>
      <style:text-properties style:font-name="Linux Libertine O" style:text-underline-style="none" officeooo:rsid="0067b98f" officeooo:paragraph-rsid="0067b98f"/>
    </style:style>
    <style:style style:name="P6" style:family="paragraph" style:parent-style-name="Standard">
      <style:paragraph-properties fo:text-align="justify" style:justify-single-word="false"/>
      <style:text-properties style:font-name="Linux Libertine O" style:text-underline-style="none" officeooo:rsid="0067f21d" officeooo:paragraph-rsid="0067f21d"/>
    </style:style>
    <style:style style:name="P7" style:family="paragraph" style:parent-style-name="Standard">
      <style:paragraph-properties fo:text-align="justify" style:justify-single-word="false"/>
      <style:text-properties style:font-name="Linux Libertine O" style:text-underline-style="none" officeooo:rsid="006a415a" officeooo:paragraph-rsid="006a415a"/>
    </style:style>
    <style:style style:name="P8" style:family="paragraph" style:parent-style-name="Standard">
      <style:paragraph-properties fo:text-align="justify" style:justify-single-word="false"/>
      <style:text-properties style:font-name="Linux Libertine O" style:text-underline-style="none" officeooo:rsid="006b2dab" officeooo:paragraph-rsid="006b2dab"/>
    </style:style>
    <style:style style:name="P9" style:family="paragraph" style:parent-style-name="Standard">
      <style:paragraph-properties fo:text-align="justify" style:justify-single-word="false"/>
      <style:text-properties style:font-name="Linux Libertine O" style:text-underline-style="none" officeooo:rsid="0066b8ba" officeooo:paragraph-rsid="006b2dab"/>
    </style:style>
    <style:style style:name="P10" style:family="paragraph" style:parent-style-name="Standard">
      <style:paragraph-properties fo:text-align="justify" style:justify-single-word="false"/>
      <style:text-properties style:font-name="Linux Libertine O" style:text-underline-style="none" officeooo:rsid="006f09e2" officeooo:paragraph-rsid="006f09e2"/>
    </style:style>
    <style:style style:name="P11" style:family="paragraph" style:parent-style-name="Standard">
      <style:paragraph-properties fo:text-align="justify" style:justify-single-word="false"/>
      <style:text-properties style:font-name="Linux Libertine O" style:text-underline-style="none" officeooo:rsid="006e5373" officeooo:paragraph-rsid="006e5373"/>
    </style:style>
    <style:style style:name="P12" style:family="paragraph" style:parent-style-name="Standard">
      <style:paragraph-properties fo:text-align="justify" style:justify-single-word="false"/>
      <style:text-properties style:font-name="Linux Libertine O" style:text-underline-style="none" officeooo:rsid="00773335" officeooo:paragraph-rsid="00773335"/>
    </style:style>
    <style:style style:name="P13" style:family="paragraph" style:parent-style-name="Standard">
      <style:paragraph-properties fo:text-align="justify" style:justify-single-word="false"/>
      <style:text-properties style:font-name="Linux Libertine O" style:text-underline-style="none" officeooo:rsid="00773335" officeooo:paragraph-rsid="0079d775"/>
    </style:style>
    <style:style style:name="P14" style:family="paragraph" style:parent-style-name="Standard">
      <style:text-properties officeooo:rsid="0065c3f4" officeooo:paragraph-rsid="0065c3f4"/>
    </style:style>
    <style:style style:name="P15" style:family="paragraph" style:parent-style-name="Standard">
      <style:text-properties style:font-name="DejaVu Sans Mono" fo:font-size="10pt" fo:font-weight="bold" officeooo:rsid="0066b8ba" officeooo:paragraph-rsid="0066b8ba" style:font-size-asian="10pt" style:font-weight-asian="bold" style:font-size-complex="10pt" style:font-weight-complex="bold"/>
    </style:style>
    <style:style style:name="P16" style:family="paragraph" style:parent-style-name="Standard">
      <style:text-properties officeooo:rsid="00620101" officeooo:paragraph-rsid="00620101"/>
    </style:style>
    <style:style style:name="P17" style:family="paragraph" style:parent-style-name="Standard">
      <style:text-properties officeooo:rsid="0074fe30" officeooo:paragraph-rsid="0074fe30"/>
    </style:style>
    <style:style style:name="P18" style:family="paragraph" style:parent-style-name="Standard">
      <style:text-properties officeooo:rsid="00799cac" officeooo:paragraph-rsid="00799cac"/>
    </style:style>
    <style:style style:name="P19" style:family="paragraph" style:parent-style-name="Heading_20_2">
      <style:text-properties officeooo:rsid="005bfba8" officeooo:paragraph-rsid="005bfba8"/>
    </style:style>
    <style:style style:name="P20" style:family="paragraph" style:parent-style-name="Heading_20_2">
      <style:text-properties officeooo:rsid="0065c3f4" officeooo:paragraph-rsid="0065c3f4"/>
    </style:style>
    <style:style style:name="P21" style:family="paragraph" style:parent-style-name="Standard" style:list-style-name="L1">
      <style:text-properties officeooo:rsid="0079d775" officeooo:paragraph-rsid="0079d775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79d775" officeooo:paragraph-rsid="0079d775"/>
    </style:style>
    <style:style style:name="P23" style:family="paragraph" style:parent-style-name="Standard" style:list-style-name="L2">
      <style:paragraph-properties fo:text-align="justify" style:justify-single-word="false"/>
      <style:text-properties officeooo:paragraph-rsid="0079d775"/>
    </style:style>
    <style:style style:name="P24" style:family="paragraph" style:parent-style-name="Standard" style:list-style-name="L2">
      <style:paragraph-properties fo:text-align="justify" style:justify-single-word="false"/>
      <style:text-properties officeooo:rsid="007ab12b" officeooo:paragraph-rsid="007ab12b"/>
    </style:style>
    <style:style style:name="P25" style:family="paragraph" style:parent-style-name="Standard">
      <style:text-properties officeooo:rsid="0074fe30" officeooo:paragraph-rsid="0074fe30"/>
    </style:style>
    <style:style style:name="P26" style:family="paragraph" style:parent-style-name="Heading_20_2">
      <style:text-properties officeooo:paragraph-rsid="00799cac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1" style:master-page-name="Standard">
      <style:paragraph-properties style:page-number="auto"/>
      <style:text-properties officeooo:rsid="005bfba8" officeooo:paragraph-rsid="005bfba8"/>
    </style:style>
    <style:style style:name="P29" style:family="paragraph">
      <style:paragraph-properties fo:text-align="justify"/>
    </style:style>
    <style:style style:name="P30" style:family="paragraph">
      <loext:graphic-properties draw:fill="solid" draw:fill-color="#ffffff"/>
      <style:paragraph-properties fo:text-align="justify"/>
      <style:text-properties style:font-name="Linux Libertine 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67c96"/>
    </style:style>
    <style:style style:name="T2" style:family="text">
      <style:text-properties officeooo:rsid="0052e7c2"/>
    </style:style>
    <style:style style:name="T3" style:family="text">
      <style:text-properties officeooo:rsid="005bfba8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579032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7e8a34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80d041" style:font-size-asian="9pt" style:font-weight-asian="bold" style:font-name-complex="Arial1" style:font-size-complex="9pt" style:font-weight-complex="bold"/>
    </style:style>
    <style:style style:name="T10" style:family="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DejaVu Sans Mono" fo:font-size="10pt" fo:font-weight="bold" officeooo:rsid="006b2dab" style:font-size-asian="10pt" style:font-weight-asian="bold" style:font-size-complex="10pt" style:font-weight-complex="bold"/>
    </style:style>
    <style:style style:name="T12" style:family="text">
      <style:text-properties style:font-name="DejaVu Sans Mono" fo:font-size="10pt" fo:font-weight="bold" officeooo:rsid="006cb1bd" style:font-size-asian="10pt" style:font-weight-asian="bold" style:font-size-complex="10pt" style:font-weight-complex="bold"/>
    </style:style>
    <style:style style:name="T13" style:family="text">
      <style:text-properties style:font-name="DejaVu Sans Mono" fo:font-size="9pt" fo:font-weight="bold" officeooo:rsid="0066b8ba" style:font-size-asian="9pt" style:font-weight-asian="bold" style:font-size-complex="9pt" style:font-weight-complex="bold"/>
    </style:style>
    <style:style style:name="T14" style:family="text">
      <style:text-properties officeooo:rsid="005e963c"/>
    </style:style>
    <style:style style:name="T15" style:family="text">
      <style:text-properties officeooo:rsid="0066b8ba"/>
    </style:style>
    <style:style style:name="T16" style:family="text">
      <style:text-properties officeooo:rsid="00693ac2"/>
    </style:style>
    <style:style style:name="T17" style:family="text">
      <style:text-properties officeooo:rsid="006b2dab"/>
    </style:style>
    <style:style style:name="T18" style:family="text">
      <style:text-properties officeooo:rsid="006cb1bd"/>
    </style:style>
    <style:style style:name="T19" style:family="text">
      <style:text-properties officeooo:rsid="00719446"/>
    </style:style>
    <style:style style:name="T20" style:family="text">
      <style:text-properties officeooo:rsid="0074fe30"/>
    </style:style>
    <style:style style:name="T21" style:family="text">
      <style:text-properties officeooo:rsid="0079d775"/>
    </style:style>
    <style:style style:name="T22" style:family="text">
      <style:text-properties style:font-name="Linux Libertine O" style:text-underline-style="none" officeooo:rsid="00773335"/>
    </style:style>
    <style:style style:name="T23" style:family="text">
      <style:text-properties officeooo:rsid="007e8a34"/>
    </style:style>
    <style:style style:name="T24" style:family="text">
      <style:text-properties officeooo:rsid="00799cac"/>
    </style:style>
    <style:style style:name="T25" style:family="text">
      <style:text-properties style:font-name="Linux Libertine 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solid" draw:fill-color="#ffffff" fo:min-height="1.489cm" fo:padding-top="0.199cm" fo:padding-bottom="0.199cm" fo:padding-left="0.199cm" fo:padding-right="0.199cm" draw:shadow="visible" draw:shadow-offset-x="0.199cm" draw:shadow-offset-y="0.199cm" draw:shadow-color="#999999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Google AppEngine</text:h>
      <text:p text:style-name="P19">Instalar <text:span text:style-name="T14">y Configurar</text:span> <text:span text:style-name="T14">H</text:span>erramientas</text:p>
      <text:p text:style-name="P4"/>
      <text:p text:style-name="P4">Ingresar a <text:a xlink:type="simple" xlink:href="https://appengine.google.com/" text:style-name="Internet_20_link" text:visited-style-name="Visited_20_Internet_20_Link">https://appengine.google.com/</text:a> y crear una cuenta gratuita.</text:p>
      <text:p text:style-name="P16">Descargar <text:a xlink:type="simple" xlink:href="https://maven.apache.org/download.cgi" text:style-name="Internet_20_link" text:visited-style-name="Visited_20_Internet_20_Link">Apache Maven</text:a> <text:span text:style-name="T20">3.3.9 o superior</text:span>, <text:a xlink:type="simple" xlink:href="https://maven.apache.org/install" text:style-name="Internet_20_link" text:visited-style-name="Visited_20_Internet_20_Link">instalarlo</text:a> y <text:a xlink:type="simple" xlink:href="https://maven.apache.org/configure.html" text:style-name="Internet_20_link" text:visited-style-name="Visited_20_Internet_20_Link">configurarlo</text:a>.</text:p>
      <text:p text:style-name="P17">En ubuntu 16.04 / Mint 18 <text:span text:style-name="T23">o superiores</text:span>:</text:p>
      <text:p text:style-name="P17"><text:span text:style-name="T10">sudo apt-get install maven</text:span></text:p>
      <text:p text:style-name="P20">Trabajar <text:span text:style-name="T16">localmente </text:span>con el proyecto de prueba</text:p>
      <text:p text:style-name="P14"/>
      <text:p text:style-name="P14">Clonar el repositorio del ejemplo con:</text:p>
      <text:p text:style-name="P15">git clone https://github.com/GoogleCloudPlatform/appengine-java-guestbook-multiphase.git</text:p>
      <text:p text:style-name="P14"/>
      <text:p text:style-name="P14">Ingresar al directorio <text:span text:style-name="T13">final</text:span><text:span text:style-name="T15"> del repositorio</text:span>:</text:p>
      <text:p text:style-name="P15">cd appengine-java-guestbook-multiphase/final/</text:p>
      <text:p text:style-name="P14"/>
      <text:p text:style-name="P14">Limpiar el proyecto y descargar las dependencias:</text:p>
      <text:p text:style-name="P15">mvn clean package</text:p>
      <text:p text:style-name="P14"/>
      <text:p text:style-name="P14">Ejecutar el proyecto en el equipo local:</text:p>
      <text:p text:style-name="P15">mvn appengine:devserver</text:p>
      <text:p text:style-name="P14"/>
      <text:p text:style-name="P5">Ingresar al servidor accediendo a <text:a xlink:type="simple" xlink:href="http://localhost:8080/" text:style-name="Internet_20_link" text:visited-style-name="Visited_20_Internet_20_Link">http://localhost:8080</text:a> </text:p>
      <text:p text:style-name="P5"/>
      <text:p text:style-name="P6">Para acceder a la consola de administración ingresar a <text:a xlink:type="simple" xlink:href="http://localhost:8080/_ah/admin" text:style-name="Internet_20_link" text:visited-style-name="Visited_20_Internet_20_Link">http://localhost:8080/_ah/admin</text:a> <text:s text:c="2"/></text:p>
      <text:p text:style-name="P26"/>
      <text:p text:style-name="P26"><text:span text:style-name="T24">Analizar el código de la Aplicación</text:span></text:p>
      <text:p text:style-name="P18">Analizar el código de la <text:span text:style-name="T21">aplicación</text:span>, en particular cómo hace uso de los servicios de la plataforma App Engine:</text:p>
      <text:list xml:id="list3452746367" text:style-name="L1">
        <text:list-item>
          <text:p text:style-name="P21"><text:a xlink:type="simple" xlink:href="https://cloud.google.com/appengine/docs/standard/java/gettingstarted/configuration-files" text:style-name="Internet_20_link" text:visited-style-name="Visited_20_Internet_20_Link">Archivos de configuración del proyecto</text:a></text:p>
        </text:list-item>
        <text:list-item>
          <text:p text:style-name="P21"><text:a xlink:type="simple" xlink:href="https://cloud.google.com/appengine/docs/standard/java/gettingstarted/user-interface" text:style-name="Internet_20_link" text:visited-style-name="Visited_20_Internet_20_Link">Interfaz con el usuario</text:a></text:p>
        </text:list-item>
        <text:list-item>
          <text:p text:style-name="P21"><text:a xlink:type="simple" xlink:href="https://cloud.google.com/appengine/docs/standard/java/gettingstarted/using-datastore-objectify" text:style-name="Internet_20_link" text:visited-style-name="Visited_20_Internet_20_Link">Almacenando datos con Cloud Datastore y Objetify</text:a></text:p>
        </text:list-item>
      </text:list>
      <text:p text:style-name="P18"/>
      <text:p text:style-name="Heading_20_2"/>
      <text:p text:style-name="P27">Desplegar la aplicación hacia la nube</text:p>
      <text:p text:style-name="P7"/>
      <text:p text:style-name="P7">Crear un proyecto <text:span text:style-name="T18">y una aplicación java </text:span>en la consola de App Engine (tomar nota del id del proyecto). <text:span text:style-name="T17">Editar el archivo </text:span><text:span text:style-name="T12">src/main/webapp/WEB-INF/appengine-web.xml</text:span><text:span text:style-name="T17"> para definir el id de la aplicación cambiando la opción &lt;application&gt;&lt;/application&gt; y colocando dentro el id del proyecto creado en la consola de App Engine.</text:span></text:p>
      <text:p text:style-name="P8"/>
      <text:p text:style-name="P8">Hacer el deploy ejecutando: </text:p>
      <text:p text:style-name="P9"><text:span text:style-name="T10">mvn appengine:</text:span><text:span text:style-name="T11">update</text:span></text:p>
      <text:p text:style-name="P8"/>
      <text:p text:style-name="P10">Es posible que se nos solicite que autoricemos al SDK a acceder a nuestra cuenta. Nos abrirá un navegador, deberemos seguir las instrucciones y por último pegar le código de autorización en la consola donde estamos haciendo el deploy.</text:p>
      <text:p text:style-name="P8"/>
      <text:p text:style-name="P11">La aplicación debería quedar accesible en <text:a xlink:type="simple" xlink:href="https://id-de-aplicacion.appspot.com/" text:style-name="Internet_20_link" text:visited-style-name="Visited_20_Internet_20_Link">https://id-de-aplicacion.appspot.com</text:a> </text:p>
      <text:p text:style-name="P11"/>
      <text:p text:style-name="Heading_20_2">Otras aplicaciones de ejemplo</text:p>
      <text:p text:style-name="P12"/>
      <text:p text:style-name="P13">En el sitio de Google App Engine hay otras aplicaciones de ejemplo para experimentar con otras funcionalidades de la plataforma, por ejemplo:</text:p>
      <text:list xml:id="list4050792499" text:style-name="L2">
        <text:list-item>
          <text:p text:style-name="P23"><text:a xlink:type="simple" xlink:href="https://cloud.google.com/java/getting-started-appengine-standard/tutorial-app" text:style-name="Internet_20_link" text:visited-style-name="Visited_20_Internet_20_Link">BookShelf Tutorial</text:a><text:span text:style-name="T22"> (este tutorial incluye algunos componentes que pueden tener costos de utilización).</text:span></text:p>
        </text:list-item>
        <text:list-item>
          <text:p text:style-name="P22"><text:a xlink:type="simple" xlink:href="https://cloud.google.com/appengine/docs/standard/java/googlecloudstorageclient/app-engine-cloud-storage-sample" text:style-name="Internet_20_link" text:visited-style-name="Visited_20_Internet_20_Link">App Engine and Google Cloud Storage Sample</text:a></text:p>
        </text:list-item>
        <text:list-item>
          <text:p text:style-name="P24"><text:a xlink:type="simple" xlink:href="https://cloud.google.com/solutions/mobile/firebase-app-engine-android-studio" text:style-name="Internet_20_link" text:visited-style-name="Visited_20_Internet_20_Link">Using Firebase and App Engine Standard Environment in an Android App</text:a></text:p>
        </text:list-item>
      </text:list>
      <text:p text:style-name="P13"/>
      <text:p text:style-name="P13"/>
      <text:p text:style-name="P13"/>
      <text:p text:style-name="P13"><draw:frame text:anchor-type="paragraph" draw:z-index="0" draw:name="Forma1" draw:style-name="gr1" draw:text-style-name="P30" svg:width="13.613cm" svg:height="1.888cm" svg:x="0.905cm" svg:y="-0.61cm"><draw:text-box><text:p text:style-name="P29"><text:span text:style-name="T25">Elaborar un informe de entrega grupal con las salidas de pantalla de todas las </text:span><text:span text:style-name="T25">actividades comprendidas en el presente práctico con fecha límite 30/06/2019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2e7c2"/>
    </style:style>
    <style:style style:name="MT3" style:family="text">
      <style:text-properties officeooo:rsid="005bfba8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579032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80d041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2</text:span> - <text:span text:style-name="MT3">Google AppEngine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1</text:span><text:span text:style-name="MT8">9</text:span><text:span text:style-name="MT6"><text:tab/></text:span><text:span text:style-name="Page_20_Number"><text:span text:style-name="MT4"><text:page-number text:select-page="current">2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12 - Google AppEngine</dc:title>
    <dc:subject>Consoldación - Cloud Computing - Google AppEngine</dc:subject>
    <meta:initial-creator>Gabriel </meta:initial-creator>
    <meta:creation-date>2015-03-25T17:24:42.108309479</meta:creation-date>
    <dc:language>en-US</dc:language>
    <meta:editing-cycles>72</meta:editing-cycles>
    <meta:editing-duration>P1DT8H47M46S</meta:editing-duration>
    <dc:date>2019-06-26T18:05:18.876370417</dc:date>
    <meta:keyword>consolidacion cloud google appEngine</meta:keyword>
    <meta:document-statistic meta:table-count="0" meta:image-count="0" meta:object-count="0" meta:page-count="2" meta:paragraph-count="36" meta:word-count="326" meta:character-count="2277" meta:non-whitespace-character-count="1987"/>
    <meta:user-defined meta:name="Info 1"/>
    <meta:user-defined meta:name="Info 2"/>
    <meta:user-defined meta:name="Info 3"/>
    <meta:user-defined meta:name="Info 4"/>
  </office:meta>
</office:document-meta>
</file>